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667353183362229403" text:style-name="L1">
        <text:list-item>
          <text:list>
            <text:list-header>
              <text:p text:style-name="P8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612489391414192554" text:style-name="L2">
        <text:list-item>
          <text:list>
            <text:list-header>
              <text:p text:style-name="P9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8514712345367246748" text:style-name="L3">
        <text:list-item>
          <text:list>
            <text:list-header>
              <text:p text:style-name="P10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 on slightly hilly roads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 <text:s text:c="4"/></text:p>
      <text:p text:style-name="P6"><text:s/></text:p>
      <text:p text:style-name="P6"><text:span text:style-name="T1">44.85 miles in the last week</text:span> <text:s text:c="2"/></text:p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01T10:42:26.49</dc:date>
    <dc:creator>James Lombardi</dc:creator>
    <meta:editing-duration>PT12H23M58S</meta:editing-duration>
    <meta:editing-cycles>48</meta:editing-cycles>
    <meta:document-statistic meta:table-count="0" meta:image-count="0" meta:object-count="0" meta:page-count="7" meta:paragraph-count="216" meta:word-count="2154" meta:character-count="10843"/>
  </office:meta>
</office:document-meta>
</file>